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2.4925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4827in"/>
    </style:style>
    <style:style style:name="co12" style:family="table-column">
      <style:table-column-properties fo:break-before="auto" style:column-width="0.722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row table:style-name="ro2">
          <table:table-cell office:value-type="string">
            <text:p>Sport</text:p>
          </table:table-cell>
          <table:table-cell office:value-type="string">
            <text:p>Country</text:p>
          </table:table-cell>
          <table:table-cell office:value-type="string">
            <text:p>League</text:p>
          </table:table-cell>
          <table:table-cell office:value-type="string">
            <text:p>Participants</text:p>
          </table:table-cell>
          <table:table-cell office:value-type="string">
            <text:p>Bet</text:p>
          </table:table-cell>
          <table:table-cell office:value-type="string">
            <text:p>HomeOdd</text:p>
          </table:table-cell>
          <table:table-cell office:value-type="string">
            <text:p>DrawOdd</text:p>
          </table:table-cell>
          <table:table-cell office:value-type="string">
            <text:p>AwayOdd</text:p>
          </table:table-cell>
          <table:table-cell office:value-type="string">
            <text:p>IsPlayoffs</text:p>
          </table:table-cell>
          <table:table-cell office:value-type="string">
            <text:p>IsCup</text:p>
          </table:table-cell>
          <table:table-cell office:value-type="string">
            <text:p>IsWomen</text:p>
          </table:table-cell>
          <table:table-cell office:value-type="string">
            <text:p>Prediction</text:p>
          </table:table-cell>
          <table:table-cell office:value-type="string">
            <text:p>Probability</text:p>
          </table:table-cell>
          <table:table-cell office:value-type="string">
            <text:p>Win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denmark</text:p>
          </table:table-cell>
          <table:table-cell office:value-type="string">
            <text:p>landspokal-cup</text:p>
          </table:table-cell>
          <table:table-cell office:value-type="string">
            <text:p>Vejgaard - Nordsjaelland</text:p>
          </table:table-cell>
          <table:table-cell office:value-type="float" office:value="2">
            <text:p>2</text:p>
          </table:table-cell>
          <table:table-cell office:value-type="float" office:value="42.9">
            <text:p>42.9</text:p>
          </table:table-cell>
          <table:table-cell office:value-type="float" office:value="13.07">
            <text:p>13.07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996837802773083">
            <text:p>0.996837802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sketball</text:p>
          </table:table-cell>
          <table:table-cell office:value-type="string">
            <text:p>europe</text:p>
          </table:table-cell>
          <table:table-cell office:value-type="string">
            <text:p>champions-league</text:p>
          </table:table-cell>
          <table:table-cell office:value-type="string">
            <text:p>Kataja - Joventut Badalona</text:p>
          </table:table-cell>
          <table:table-cell office:value-type="float" office:value="2">
            <text:p>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753452526499921">
            <text:p>0.7534525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europe</text:p>
          </table:table-cell>
          <table:table-cell office:value-type="string">
            <text:p>uefa-youth-league</text:p>
          </table:table-cell>
          <table:table-cell office:value-type="string">
            <text:p>Bursaspor U19 - Saburtalo Tbilisi U19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8.96">
            <text:p>8.96</text:p>
          </table:table-cell>
          <table:table-cell office:value-type="float" office:value="12.68">
            <text:p>12.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23767248786121">
            <text:p>0.923767248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ockey</text:p>
          </table:table-cell>
          <table:table-cell office:value-type="string">
            <text:p>sweden</text:p>
          </table:table-cell>
          <table:table-cell office:value-type="string">
            <text:p>hockeyettan-ostra</text:p>
          </table:table-cell>
          <table:table-cell office:value-type="string">
            <text:p>Nykopings - Sollentuna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  <table:table-cell office:value-type="float" office:value="4.88">
            <text:p>4.88</text:p>
          </table:table-cell>
          <table:table-cell office:value-type="float" office:value="2.42">
            <text:p>2.4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45443961390895">
            <text:p>0.54544396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europe</text:p>
          </table:table-cell>
          <table:table-cell office:value-type="string">
            <text:p>europa-league</text:p>
          </table:table-cell>
          <table:table-cell office:value-type="string">
            <text:p>Ath Bilbao - FK Zorya Luhansk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6.48">
            <text:p>6.48</text:p>
          </table:table-cell>
          <table:table-cell office:value-type="float" office:value="15.56">
            <text:p>15.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87840415668141">
            <text:p>0.887840415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europe</text:p>
          </table:table-cell>
          <table:table-cell office:value-type="string">
            <text:p>europa-league</text:p>
          </table:table-cell>
          <table:table-cell office:value-type="string">
            <text:p>Everton - Apollon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  <table:table-cell office:value-type="float" office:value="5.65">
            <text:p>5.65</text:p>
          </table:table-cell>
          <table:table-cell office:value-type="float" office:value="11.09">
            <text:p>11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16337288264866">
            <text:p>0.81633728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olleyball</text:p>
          </table:table-cell>
          <table:table-cell office:value-type="string">
            <text:p>world</text:p>
          </table:table-cell>
          <table:table-cell office:value-type="string">
            <text:p>club-friendly</text:p>
          </table:table-cell>
          <table:table-cell office:value-type="string">
            <text:p>Personal Bolivar - Sada Cruzeiro</text:p>
          </table:table-cell>
          <table:table-cell office:value-type="float" office:value="2">
            <text:p>2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03502080504769">
            <text:p>0.803502080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ugby-union</text:p>
          </table:table-cell>
          <table:table-cell office:value-type="string">
            <text:p>world</text:p>
          </table:table-cell>
          <table:table-cell office:value-type="string">
            <text:p>guinness-pro14</text:p>
          </table:table-cell>
          <table:table-cell office:value-type="string">
            <text:p>Cheetahs - Ospreys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float" office:value="22.24">
            <text:p>22.24</text:p>
          </table:table-cell>
          <table:table-cell office:value-type="float" office:value="3.27">
            <text:p>3.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54916084790123">
            <text:p>0.854916084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occer</text:p>
          </table:table-cell>
          <table:table-cell office:value-type="string">
            <text:p>france</text:p>
          </table:table-cell>
          <table:table-cell office:value-type="string">
            <text:p>ligue-1</text:p>
          </table:table-cell>
          <table:table-cell office:value-type="string">
            <text:p>Paris SG - Bordeaux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9.01">
            <text:p>9.01</text:p>
          </table:table-cell>
          <table:table-cell office:value-type="float" office:value="17.85">
            <text:p>17.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97209705966904">
            <text:p>0.897209706</text:p>
          </table:table-cell>
          <table:table-cell/>
        </table:table-row>
        <table:table-row table:style-name="ro3">
          <table:table-cell office:value-type="string">
            <text:p>basketball</text:p>
          </table:table-cell>
          <table:table-cell office:value-type="string">
            <text:p>spain</text:p>
          </table:table-cell>
          <table:table-cell office:value-type="string">
            <text:p>leb-oro</text:p>
          </table:table-cell>
          <table:table-cell office:value-type="string">
            <text:p>Manresa - Caceres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80038948466132">
            <text:p>0.8800389485</text:p>
          </table:table-cell>
          <table:table-cell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9/29/2017</text:date>, <text:time>22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jo </meta:initial-creator>
    <meta:creation-date>2017-09-26T21:48:57.37</meta:creation-date>
    <dc:date>2017-09-29T22:38:57.89</dc:date>
    <dc:creator>Gajo </dc:creator>
    <meta:editing-duration>PT6H1M44S</meta:editing-duration>
    <meta:editing-cycles>10</meta:editing-cycles>
    <meta:generator>OpenOffice/4.1.3$Win32 OpenOffice.org_project/413m1$Build-9783</meta:generator>
    <meta:document-statistic meta:table-count="3" meta:cell-count="152" meta:object-count="0"/>
  </office:meta>
</office:document-meta>
</file>